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e365d"/>
    </style:style>
    <style:style style:name="T23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I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6"><text:text-input text:description="&lt;_(&quot;TOTAL DISCOUNT&quot;)&gt;">TOTAL DISCOUNT</text:text-input>:</text:p>
            <text:p text:style-name="P75"><text:span text:style-name="T21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2"><text:text-input text:description="&lt;company.currency_id.name or ''&gt;">lcy_curr</text:text-input></text:span></text:p>
            <text:p text:style-name="P77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3:46:53.685293832</dc:date>
    <meta:editing-duration>P1DT17H6M20S</meta:editing-duration>
    <meta:editing-cycles>251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414" meta:character-count="1408" meta:non-whitespace-character-count="1319"/>
  </office:meta>
</office:document-meta>
</file>